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8pt" fo:font-weight="bold" officeooo:rsid="001722b9" officeooo:paragraph-rsid="001722b9" style:font-size-asian="18pt" style:font-weight-asian="bold" style:font-size-complex="18pt" style:font-weight-complex="bold"/>
    </style:style>
    <style:style style:name="P3" style:family="paragraph" style:parent-style-name="Standard">
      <style:paragraph-properties style:writing-mode="lr-tb"/>
      <style:text-properties officeooo:paragraph-rsid="001722b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eate docker image for Web Application and deploy it to ECS</text:p>
      <text:p text:style-name="P1"/>
      <text:p text:style-name="P3"><text:span text:style-name="T1">What is Docker? </text:span><text:line-break/>Docker is an open platform for developing, shipping, and running applications. <text:line-break/>Docker enables you to separate your applications from your infrastructure so you can deliver software quickly. With Docker, you can manage your infrastructure in the same ways you manage your applications. <text:line-break/><text:line-break/><text:span text:style-name="T1">What is a Docker Container Image?</text:span> <text:line-break/>A Docker container image is a lightweight, standalone, executable package of software that includes everything needed to run an application for instance code, runtime, system tools, system libraries, and settings. <text:line-break/><text:line-break/><text:span text:style-name="T1">What is ECR? </text:span><text:line-break/>Amazon Elastic Container Registry (Amazon ECR) is an AWS-managed container image registry service that is secure, scalable, and reliable. Amazon ECR supports private repositories with resource-based permissions using AWS IAM. <text:line-break/><text:line-break/><text:span text:style-name="T1">Overview </text:span><text:line-break/>Deploying a web application to Amazon ECS with EC2|DOCKER|Fargate|ECR|Load Balancer <text:line-break/><text:line-break/><text:span text:style-name="T1">Step 1 </text:span><text:line-break/>Launch an EC2 Instance and Install Docker <text:line-break/><text:line-break/><text:span text:style-name="T1">Launching an EC2 Instance: <text:line-break/>Sign in to AWS Console: </text:span><text:line-break/>Go to the AWS Management Console. <text:line-break/>Sign in with your AWS account. <text:line-break/></text:p>
      <text:p text:style-name="P3"><text:span text:style-name="T1">Navigate to EC2 Dashboard: </text:span><text:line-break/>In the AWS Management Console, go to the EC2 dashboard. <text:line-break/></text:p>
      <text:p text:style-name="P3"><text:span text:style-name="T1">Launch Instance: </text:span><text:line-break/>Click on the "Launch Instance" button. <text:line-break/></text:p>
      <text:p text:style-name="P3"><text:span text:style-name="T1">Choose AMI: </text:span><text:line-break/>Select an Amazon Machine Image (AMI). Choose an Amazon Linux or any other suitable Linux distribution. </text:p>
      <text:p text:style-name="P3"><text:line-break/><text:span text:style-name="T1">Choose Instance Type: </text:span><text:line-break/>Select an instance type based on your requirements. <text:line-break/></text:p>
      <text:p text:style-name="P3"><text:span text:style-name="T1">Configure Instance: </text:span><text:line-break/>Set up the instance details, including the number of instances, network settings, and other configurations. </text:p>
      <text:p text:style-name="P3"><text:line-break/><text:span text:style-name="T1">Add Storage: </text:span><text:line-break/>Specify the amount of storage needed for the instance. <text:line-break/><text:soft-page-break/><text:span text:style-name="T1">Add Tags (Optional): </text:span><text:line-break/>Add tags to help identify your instance. </text:p>
      <text:p text:style-name="P3"><text:line-break/><text:span text:style-name="T1">Configure Security Group: </text:span><text:line-break/>Create or select a security group that allows inbound traffic on the necessary ports (e.g., SSH for remote access). </text:p>
      <text:p text:style-name="P3"><text:line-break/><text:span text:style-name="T1">Review and Launch: </text:span><text:line-break/>Review your configuration and click "Launch." <text:line-break/></text:p>
      <text:p text:style-name="P3"><text:span text:style-name="T1">Key Pair: </text:span><text:line-break/>Choose an existing key pair or create a new one. This key pair is required for SSH access to your instance. </text:p>
      <text:p text:style-name="P3"><text:line-break/><text:span text:style-name="T1">Launch Instances: </text:span><text:line-break/>Click "Launch Instances." <text:line-break/><text:line-break/><text:span text:style-name="T1">Connect to the EC2 Instance: </text:span><text:line-break/>Installing Docker on the EC2 Instance: <text:line-break/>Update the Package Repository: <text:line-break/><text:span text:style-name="T1">sudo yum update -y</text:span></text:p>
      <text:p text:style-name="P3"><text:span text:style-name="T1"><text:s/></text:span><text:line-break/>Install docker <text:line-break/><text:span text:style-name="T1">sudo amazon-linux-extras install docker</text:span> <text:line-break/><text:line-break/>Run the following command to check if Docker is installed successfully: <text:line-break/><text:span text:style-name="T1">docker --version </text:span></text:p>
      <text:p text:style-name="P3"><text:line-break/><text:span text:style-name="T1">Step 2 </text:span><text:line-break/>Build Docker Image and Containerize Web Application <text:line-break/><text:line-break/><text:span text:style-name="T1">Create a Dockerfile: </text:span><text:line-break/>Create a file named Dockerfile in your project directory <text:line-break/><text:line-break/>FROM nginx:1.10.1-alpine <text:line-break/>COPY . /usr/share/nginx/html <text:line-break/><text:line-break/><text:span text:style-name="T1">Create HTML File: </text:span><text:line-break/>Create a simple HTML file named index.html in the same directory as your Dockerfile: <text:line-break/><text:line-break/>&lt;html&gt; <text:line-break/>&lt;title&gt;Simple Website&lt;/title&gt; <text:line-break/>&lt;h1&gt;This is the most beautifuk website&lt;/h1&gt; <text:line-break/>&lt;p&gt;It is beautiful on th inside&lt;/p&gt; <text:line-break/>&lt;/html&gt; <text:line-break/><text:line-break/><text:span text:style-name="T1">Build Docker Image: </text:span><text:line-break/>docker build -t html-web-nginx:v1 . <text:line-break/><text:line-break/><text:soft-page-break/><text:span text:style-name="T1">Run Docker Container: </text:span><text:line-break/>docker run -it -d -p 80:80 html-web-nginx:v1 </text:p>
      <text:p text:style-name="P3"><text:line-break/><text:span text:style-name="T1">Step 3</text:span> <text:line-break/>Create a Repository using Elastic Container Registry (ECR) in AWS <text:line-break/>Create Role and attach permissions <text:line-break/><text:line-break/><text:span text:style-name="T1">Sign in to AWS Console: </text:span><text:line-break/>Go to the AWS Management Console. <text:line-break/>Sign in with your AWS account. <text:line-break/><text:line-break/><text:span text:style-name="T1">Navigate to Amazon ECR: </text:span><text:line-break/>In the AWS Management Console, go to the Amazon ECR dashboard. <text:line-break/><text:line-break/><text:span text:style-name="T1">Create a Repository: </text:span><text:line-break/>Click on the "Repositories" on the left navigation pane. <text:line-break/>Click on the "Create repository" button. <text:line-break/><text:line-break/><text:span text:style-name="T1">Configure Repository:</text:span> <text:line-break/>Provide a name for your repository in the "Repository name" field. <text:line-break/>Optionally, add a tag to your repository (not required). <text:line-break/>Choose the repository's encryption settings (at rest). <text:line-break/>Click on the "Create repository" button. <text:line-break/><text:line-break/><text:span text:style-name="T1">Sign in to AWS Console: </text:span><text:line-break/>Go to the AWS Management Console. <text:line-break/>Sign in with your AWS account. <text:line-break/><text:line-break/><text:span text:style-name="T1">Navigate to IAM Dashboard: </text:span><text:line-break/>In the AWS Management Console, go to the IAM (Identity and Access Management) dashboard. <text:line-break/><text:line-break/><text:span text:style-name="T1">Create a Role: </text:span><text:line-break/>In the left navigation pane, click on "Roles." <text:line-break/>Click the "Create role" button. <text:line-break/><text:line-break/><text:span text:style-name="T1">Select Type of Trusted Entity: </text:span><text:line-break/>Choose the type of trusted entity. If you're creating a role for an AWS service, choose the service <text:line-break/><text:line-break/><text:span text:style-name="T1">Attach Permissions: </text:span><text:line-break/>In the "Permissions" step, attach policies that define the permissions for the role. <text:line-break/>Click "Attach policies" and select the policies you want to attach. You can filter and search for policies based on your requirements. <text:line-break/><text:line-break/><text:span text:style-name="T1">Step 4 </text:span><text:line-break/>Login to Elastic Container Registry from AWS CLI <text:line-break/>Tag the Image and Push your Image to Amazon ECR <text:line-break/><text:line-break/><text:span text:style-name="T1">Authenticate Docker to ECR (Optional): </text:span><text:line-break/>Before pushing Docker images to your ECR repository, you need to authenticate Docker to the ECR <text:soft-page-break/>registry. Run the following command in your terminal: <text:line-break/><text:span text:style-name="T1">aws ecr get-login-password --region us-east-1 | docker login --username AWS --password-stdin 951584697716.dkr.ecr.us-east-1.amazonaws.com </text:span><text:line-break/><text:line-break/>Build your Docker image using the docker build command. <text:line-break/>Tag your Docker image with the ECR repository URI: <text:line-break/><text:span text:style-name="T1">docker tag html-web-nginx:v1 951584697716.dkr.ecr.us-east-1.amazonaws.com/dockerrkb-repo </text:span><text:line-break/><text:line-break/>Push the Docker image to the ECR repository: <text:line-break/><text:span text:style-name="T1">docker push 951584697716.dkr.ecr.us-east-1.amazonaws.com/dockerrkb-repo</text:span> <text:line-break/><text:line-break/><text:span text:style-name="T1">Verify: </text:span><text:line-break/>Go back to the AWS Management Console, navigate to Amazon ECR, and click on your repository. <text:line-break/>You should see your pushed Docker image listed in the repository. </text:p>
      <text:p text:style-name="P3"><text:line-break/><text:span text:style-name="T1">Step 5 </text:span><text:line-break/>Create an Application Load Balancer in AWS <text:line-break/><text:line-break/><text:span text:style-name="T1">Sign in to AWS Console: </text:span><text:line-break/>Go to the AWS Management Console. <text:line-break/>Sign in with your AWS account. <text:line-break/><text:span text:style-name="T1"><text:line-break/>Navigate to EC2 Dashboard: </text:span><text:line-break/>In the AWS Management Console, go to the EC2 dashboard. <text:line-break/><text:line-break/><text:span text:style-name="T1">Choose Load Balancers: </text:span><text:line-break/>In the left navigation pane, under "Load Balancing," click on "Load Balancers." <text:line-break/><text:line-break/><text:span text:style-name="T1">Create Load Balancer: </text:span><text:line-break/>Click the "Create Load Balancer" button. <text:line-break/><text:line-break/><text:span text:style-name="T1">Choose Application Load Balancer: </text:span><text:line-break/>Select "Application Load Balancer" as the type of load balancer. <text:line-break/><text:line-break/><text:span text:style-name="T1">Configure Load Balancer: </text:span><text:line-break/>Basic Configuration: <text:line-break/>Provide a name for your load balancer. <text:line-break/>Choose the appropriate scheme (internet-facing or internal). <text:line-break/>Define the listener configuration, including protocol and port. For example, you can set up HTTP (80) <text:line-break/></text:p>
      <text:p text:style-name="P3"><text:span text:style-name="T1">Availability Zones: </text:span><text:line-break/>select the availability zones where you want the load balancer to distribute traffic. <text:line-break/><text:line-break/><text:span text:style-name="T1">Target Groups: </text:span><text:line-break/>Create a new target group or select an existing one. A target group is associated with one or more instances that handle the incoming traffic. <text:line-break/><text:line-break/><text:span text:style-name="T1">Create: </text:span><text:line-break/>Click the "Create" button to create the Application Load Balancer </text:p>
      <text:p text:style-name="P3"><text:soft-page-break/><text:span text:style-name="T1">Step 6 </text:span><text:line-break/>Create Task Definition, Cluster and Service in Amazon ECS | Using Load Balancer in ECS Navigate to Amazon ECS Dashboard: <text:line-break/><text:line-break/>In the AWS Management Console, go to the ECS dashboard. <text:line-break/><text:line-break/><text:span text:style-name="T1">Create a Task Definition: </text:span><text:line-break/>In the left navigation pane, click on "Task Definitions." <text:line-break/>Click the "Create new Task Definition" button. <text:line-break/><text:line-break/><text:span text:style-name="T1">Launch type compatibility: </text:span><text:line-break/>Choose between EC2 or Fargate, depending on your requirements. <text:line-break/></text:p>
      <text:p text:style-name="P3"><text:span text:style-name="T1">Task Definition Name and Role: </text:span><text:line-break/>Provide a name for your task definition. <text:line-break/>Optionally, configure the task execution role. <text:line-break/><text:line-break/><text:span text:style-name="T1">Task size (resources): </text:span><text:line-break/>Specify CPU and memory requirements for your containers. <text:line-break/><text:line-break/><text:span text:style-name="T1">Container Definitions: </text:span><text:line-break/>Add container definitions, specifying image, name, port mappings, environment variables, and other settings. <text:line-break/><text:line-break/><text:span text:style-name="T1">Network Mode: </text:span><text:line-break/>Choose the appropriate network mode (bridge, host, awsvpc) based on your networking requirements. <text:line-break/><text:line-break/><text:span text:style-name="T1">Create a Cluster: </text:span><text:line-break/>In the left navigation pane, click on "Clusters." <text:line-break/>Click the "Create Cluster" button. <text:line-break/><text:line-break/><text:span text:style-name="T1">Cluster Configuration: </text:span><text:line-break/><text:span text:style-name="T2">Cluster Name:</text:span><text:span text:style-name="T1"> </text:span><text:line-break/>Provide a name for your cluster. <text:line-break/><text:line-break/><text:span text:style-name="T1">Cluster Template (Optional): </text:span><text:line-break/>Choose a cluster template if applicable. <text:line-break/><text:line-break/><text:span text:style-name="T1">EC2 or Fargate Cluster: </text:span><text:line-break/>Choose between EC2 or Fargate launch type. <text:line-break/><text:span text:style-name="T1">VPC: </text:span><text:line-break/>Choose the VPC where you want to launch your tasks. <text:line-break/><text:line-break/><text:span text:style-name="T1">Subnets: </text:span><text:line-break/>Select the subnets in which your tasks will run. <text:line-break/><text:line-break/><text:span text:style-name="T1">Security Groups: </text:span><text:line-break/>Configure security groups for your tasks. <text:line-break/><text:line-break/><text:soft-page-break/>Click "Create" to create the cluster. <text:line-break/><text:line-break/><text:span text:style-name="T1">Create a Service: </text:span><text:line-break/>In the ECS dashboard, click on "Clusters" and select the cluster you created. </text:p>
      <text:p text:style-name="P3"><text:line-break/><text:span text:style-name="T1">Service Configuration: </text:span><text:line-break/>Click the "Create" button under the "Services" tab. <text:line-break/><text:line-break/><text:span text:style-name="T1">Launch type: </text:span><text:line-break/>Choose the launch type (EC2 or Fargate). <text:line-break/><text:line-break/><text:span text:style-name="T1">Task Definition: </text:span><text:line-break/>Select the task definition you created. <text:line-break/><text:line-break/><text:span text:style-name="T1">Service name: </text:span><text:line-break/>Provide a name for your service. <text:line-break/><text:line-break/><text:span text:style-name="T1">Number of tasks: </text:span><text:line-break/>Specify the number of tasks to run in the service. <text:line-break/><text:line-break/><text:span text:style-name="T1">Container to load balance: </text:span><text:line-break/>Specify the container and port to load balance if using a load balancer. <text:line-break/><text:line-break/>Click "Next" and review your configuration. Click "Create Service" to create the ECS servic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6T21:20:26.793000000</meta:creation-date>
    <dc:date>2024-01-16T21:34:37.788000000</dc:date>
    <meta:editing-duration>PT10M29S</meta:editing-duration>
    <meta:editing-cycles>2</meta:editing-cycles>
    <meta:generator>LibreOffice/7.5.9.2$Windows_X86_64 LibreOffice_project/cdeefe45c17511d326101eed8008ac4092f278a9</meta:generator>
    <meta:document-statistic meta:table-count="0" meta:image-count="0" meta:object-count="0" meta:page-count="6" meta:paragraph-count="20" meta:word-count="1233" meta:character-count="8356" meta:non-whitespace-character-count="6897"/>
  </office:meta>
</office:document-meta>
</file>